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46" officeooo:paragraph-rsid="00186246"/>
    </style:style>
    <style:style style:name="T1" style:family="text">
      <style:text-properties fo:color="#ffffff" style:text-outline="false" style:text-line-through-style="none" style:text-line-through-type="none" style:font-name="Arial" fo:font-size="31.5pt" fo:font-style="normal" fo:text-shadow="none" style:text-underline-style="none" fo:font-weight="normal" style:letter-kerning="true" style:font-size-asian="31.5pt" style:font-style-asian="normal" style:font-weight-asian="normal" style:text-emphasize="none"/>
    </style:style>
    <style:style style:name="T2" style:family="text">
      <style:text-properties officeooo:rsid="0018a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Руководство пользователя по эксплуатации </text:span>ИС «Учет кадров и формирование зарплат персонала <text:span text:style-name="T2">интернет-провайдера SwiftNet»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09T23:14:37.718515066</dc:date>
    <meta:editing-duration>PT38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3" meta:character-count="120" meta:non-whitespace-character-count="107"/>
  </office:meta>
</office:document-meta>
</file>